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VICIOS GENERALES SANTA URSUL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ZA RAMOS, BELISA MARI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856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IZA RAMOS, JESUS ISID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76850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41</text:p>
          </table:table-cell>
          <table:table-cell table:style-name="Tableau1.D2" office:value-type="string">
            <text:p text:style-name="P13">6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39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